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5.7424in" table:align="left"/>
    </style:style>
    <style:style style:name="Table2.A" style:family="table-column">
      <style:table-column-properties style:column-width="2.7535in"/>
    </style:style>
    <style:style style:name="Table2.B" style:family="table-column">
      <style:table-column-properties style:column-width="2.988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text-align="justify" style:justify-single-word="false"/>
      <style:text-properties officeooo:paragraph-rsid="000b7259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0b725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b29cf" officeooo:paragraph-rsid="000b725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b7259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paragraph-rsid="000b7259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officeooo:paragraph-rsid="000b7259"/>
    </style:style>
    <style:style style:name="P7" style:family="paragraph" style:parent-style-name="Table_20_Heading">
      <style:text-properties fo:font-weight="bold" officeooo:paragraph-rsid="000b7259" style:font-weight-asian="bold" style:font-weight-complex="bold"/>
    </style:style>
    <style:style style:name="P8" style:family="paragraph" style:parent-style-name="Table_20_Heading">
      <style:text-properties officeooo:paragraph-rsid="000b7259"/>
    </style:style>
    <style:style style:name="P9" style:family="paragraph" style:parent-style-name="Text_20_body">
      <style:paragraph-properties fo:text-align="justify" style:justify-single-word="false"/>
      <style:text-properties officeooo:paragraph-rsid="000b7259"/>
    </style:style>
    <style:style style:name="P10" style:family="paragraph" style:parent-style-name="Text_20_body">
      <style:text-properties officeooo:paragraph-rsid="000b725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2140" style:font-weight-asian="normal" style:font-weight-complex="normal"/>
    </style:style>
    <style:style style:name="T3" style:family="text">
      <style:text-properties fo:font-weight="normal" officeooo:rsid="001edba4" style:font-weight-asian="normal" style:font-weight-complex="normal"/>
    </style:style>
    <style:style style:name="T4" style:family="text">
      <style:text-properties fo:font-weight="normal" officeooo:rsid="002426ca" style:font-weight-asian="normal" style:font-weight-complex="normal"/>
    </style:style>
    <style:style style:name="T5" style:family="text">
      <style:text-properties officeooo:rsid="002b0b15"/>
    </style:style>
    <style:style style:name="T6" style:family="text">
      <style:text-properties officeooo:rsid="002b29cf"/>
    </style:style>
    <style:style style:name="T7" style:family="text">
      <style:text-properties officeooo:rsid="0018efd6"/>
    </style:style>
    <style:style style:name="T8" style:family="text">
      <style:text-properties officeooo:rsid="00294f69"/>
    </style:style>
    <style:style style:name="T9" style:family="text">
      <style:text-properties officeooo:rsid="001c2da4"/>
    </style:style>
    <style:style style:name="T10" style:family="text">
      <style:text-properties officeooo:rsid="001edba4"/>
    </style:style>
    <style:style style:name="T11" style:family="text">
      <style:text-properties officeooo:rsid="001ff1be"/>
    </style:style>
    <style:style style:name="T12" style:family="text">
      <style:text-properties officeooo:rsid="00274bf6"/>
    </style:style>
    <style:style style:name="T13" style:family="text">
      <style:text-properties officeooo:rsid="00277a69"/>
    </style:style>
    <style:style style:name="T14" style:family="text">
      <style:text-properties officeooo:rsid="002546c7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fo:font-weight="bold" officeooo:rsid="002a51d5" style:font-size-asian="18pt" style:font-weight-asian="bold" style:font-size-complex="18pt" style:font-weight-complex="bold"/>
    </style:style>
    <style:style style:name="T17" style:family="text">
      <style:text-properties fo:font-size="18pt" officeooo:rsid="002b0b15" style:font-size-asian="18pt" style:font-size-complex="18pt"/>
    </style:style>
    <style:style style:name="T18" style:family="text">
      <style:text-properties fo:font-size="18pt" officeooo:rsid="002a51d5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Literature review</text:span></text:p>
      <text:p text:style-name="P4"/>
      <text:p text:style-name="P4"><text:span text:style-name="T7">Cardiovascular factors </text:span><text:span text:style-name="T8">like blood pressure, and blood cholesterol levels are known to </text:span><text:span text:style-name="T7">greatly affect disease progression. <text:s/>Broce et al. 2018 </text:span><text:span text:style-name="T9">showed</text:span> that genetic factors associated with cardiovascular and lifestyle-related traits may also play a role in the development of other complex diseases such as Alzheimer’s disease. One large-scale GWAS analysis identified single nucleotide polymorphisms (SNPs) that were jointly associated with both Alzheimer's and cardiovascular risk factors like LDL, HDL, total cholesterol, BMI, type 2 diabetes, and coronary artery disease. The findings suggest there is a broader genetic overlap between heart-related traits and neurodegenerative conditions. This highlights the value of studying SNP-trait relationships in understanding disease risk. </text:p>
      <text:p text:style-name="P4"><text:span text:style-name="T10">Another</text:span> study <text:span text:style-name="T8">by Almeida et al. </text:span><text:span text:style-name="T6">2018</text:span> examined the impact of SNPs in genes like <text:span text:style-name="Strong_20_Emphasis"><text:span text:style-name="T1">Fat mass and obesity-associated gene </text:span></text:span><text:span text:style-name="Strong_20_Emphasis"><text:span text:style-name="T2">(</text:span></text:span><text:span text:style-name="Strong_20_Emphasis"><text:span text:style-name="T1">FTO</text:span></text:span><text:span text:style-name="Strong_20_Emphasis"><text:span text:style-name="T2">)</text:span></text:span><text:span text:style-name="Strong_20_Emphasis"><text:span text:style-name="T1"> </text:span></text:span><text:span text:style-name="Strong_20_Emphasis"><text:span text:style-name="T3">and </text:span></text:span><text:span text:style-name="Strong_20_Emphasis"><text:span text:style-name="T4">Melanocortin 4 receptor </text:span></text:span><text:span text:style-name="Strong_20_Emphasis"><text:span text:style-name="T2">(</text:span></text:span><text:span text:style-name="Strong_20_Emphasis"><text:span text:style-name="T1">MC4R</text:span></text:span><text:span text:style-name="Strong_20_Emphasis"><text:span text:style-name="T2">)</text:span></text:span> on body mass and related traits in prepubertal children. Key findings showed that <text:span text:style-name="Strong_20_Emphasis"><text:span text:style-name="T1">FTO </text:span></text:span>was associated with increased BMI, while <text:span text:style-name="Strong_20_Emphasis"><text:span text:style-name="T1">MC4R rs17782313</text:span></text:span><text:span text:style-name="T1"> </text:span>showed both positive and negative associations depending on the genotype and phenotype considered. <text:s/>Notably, different genotypes had sex- and context-specific effects on parameters like waist circumference, triglycerides, and body fat percentage. These results suggest that common SNPs influence metabolic traits early in life, and that genotype-based prediction may benefit from stratification by demographic and clinical subgroups. </text:p>
      <text:p text:style-name="P4"/>
      <text:p text:style-name="P9"><text:span text:style-name="T11">Furthermore, C</text:span>erebral small vessel disease (cSVD), a leading cause of lacunar stroke (LS) and vascular dementia <text:span text:style-name="T12">has had only a few</text:span> clinical trials examin<text:span text:style-name="T12">ing</text:span> how treating conventional cardiovascular risk factors affects cSVD specifically. A recent Mendelian randomization study identified <text:span text:style-name="Strong_20_Emphasis"><text:span text:style-name="T1">genetically driven elevations in blood pressure, diabetes risk, obesity,</text:span></text:span><text:span text:style-name="Strong_20_Emphasis"> </text:span><text:span text:style-name="Strong_20_Emphasis"><text:span text:style-name="T1">smoking, and triglycerides</text:span></text:span><text:span text:style-name="T1"> </text:span>as increasing the risk of LS and cSVD markers, while <text:span text:style-name="Strong_20_Emphasis"><text:span text:style-name="T1">HDL cholesterol and physical activity</text:span></text:span> were protective. These findings suggest that not all traditional risk factors, such as LDL cholesterol, are equally important in cSVD, and point to <text:span text:style-name="Strong_20_Emphasis"><text:span text:style-name="T1">personalized prevention strategies,</text:span></text:span><text:span text:style-name="Strong_20_Emphasis"> </text:span>potentially informed by genetic risk profiles, for better targeting of high-risk individuals <text:span text:style-name="T13">(</text:span><text:a xlink:type="simple" xlink:href="javascript:;" text:style-name="Internet_20_link" text:visited-style-name="Visited_20_Internet_20_Link">Koohi</text:a> <text:span text:style-name="T13">et al. 2025</text:span> <text:span text:style-name="T13">)</text:span></text:p>
      <text:p text:style-name="P4"/>
      <text:p text:style-name="P4"/>
      <text:p text:style-name="P3">Research Question </text:p>
      <text:p text:style-name="P5"><text:span text:style-name="T14">Can we use</text:span> genetic variants <text:span text:style-name="T14">for </text:span>sex-specific prediction of health risks associated with cardiovascular-<text:span text:style-name="T14">complications </text:span>and <text:span text:style-name="T14">obesity?</text:span></text:p>
      <text:h text:style-name="P1" text:outline-level="3"><text:span text:style-name="Strong_20_Emphasis"><text:span text:style-name="T15">A. </text:span></text:span><text:span text:style-name="Strong_20_Emphasis"><text:span text:style-name="T17">Visualization</text:span>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7">Plot</text:p>
            </table:table-cell>
            <table:table-cell table:style-name="Table2.A1" office:value-type="string">
              <text:p text:style-name="P8">Purpose</text:p>
            </table:table-cell>
          </table:table-row>
        </table:table-header-rows>
        <table:table-row>
          <table:table-cell table:style-name="Table2.A1" office:value-type="string">
            <text:p text:style-name="P6"><text:span text:style-name="Strong_20_Emphasis"><text:span text:style-name="T1">Histogram of BMI, BP, HDL, LDL</text:span></text:span></text:p>
          </table:table-cell>
          <table:table-cell table:style-name="Table2.A1" office:value-type="string">
            <text:p text:style-name="P6">Understand data distribution</text:p>
          </table:table-cell>
        </table:table-row>
        <table:table-row>
          <table:table-cell table:style-name="Table2.A1" office:value-type="string">
            <text:p text:style-name="P6"><text:span text:style-name="Strong_20_Emphasis"><text:span text:style-name="T1">Box plots of BMI, BP etc. by Sex</text:span></text:span></text:p>
          </table:table-cell>
          <table:table-cell table:style-name="Table2.A1" office:value-type="string">
            <text:p text:style-name="P6">See sex-specific distribution</text:p>
          </table:table-cell>
        </table:table-row>
        <table:table-row>
          <table:table-cell table:style-name="Table2.A1" office:value-type="string">
            <text:p text:style-name="P6"><text:span text:style-name="Strong_20_Emphasis"><text:span text:style-name="T1">Scatter plots: BMI vs SNP, BP vs SNP</text:span></text:span></text:p>
          </table:table-cell>
          <table:table-cell table:style-name="Table2.A1" office:value-type="string">
            <text:p text:style-name="P6">Show trends or associations</text:p>
          </table:table-cell>
        </table:table-row>
        <table:table-row>
          <table:table-cell table:style-name="Table2.A1" office:value-type="string">
            <text:p text:style-name="P6"><text:span text:style-name="Strong_20_Emphasis"><text:span text:style-name="T1">Correlation heat-map</text:span></text:span></text:p>
          </table:table-cell>
          <table:table-cell table:style-name="Table2.A1" office:value-type="string">
            <text:p text:style-name="P6">Between phenotypes and SNPs</text:p>
          </table:table-cell>
        </table:table-row>
        <table:table-row>
          <table:table-cell table:style-name="Table2.A1" office:value-type="string">
            <text:p text:style-name="P6"><text:span text:style-name="Strong_20_Emphasis"><text:span text:style-name="T1">Genotype frequency by sex</text:span></text:span></text:p>
          </table:table-cell>
          <table:table-cell table:style-name="Table2.A1" office:value-type="string">
            <text:p text:style-name="P6">Compare <text:span text:style-name="T5">SNPs</text:span> between males and females</text:p>
          </table:table-cell>
        </table:table-row>
      </table:table>
      <text:p text:style-name="P9"><text:span text:style-name="Strong_20_Emphasis"><text:span text:style-name="T15"/></text:span></text:p>
      <text:p text:style-name="P9"><text:span text:style-name="Strong_20_Emphasis"><text:span text:style-name="T16"/></text:span></text:p>
      <text:p text:style-name="P9"><text:span text:style-name="Strong_20_Emphasis"><text:span text:style-name="T16"/></text:span></text:p>
      <text:p text:style-name="P9"><text:soft-page-break/><text:span text:style-name="Strong_20_Emphasis"><text:span text:style-name="T16">B. C. </text:span></text:span><text:span text:style-name="Strong_20_Emphasis"><text:span text:style-name="T18">Sex Interaction Analysis.</text:span></text:span></text:p>
      <text:p text:style-name="P10"><text:span text:style-name="T6">For </text:span>SNP × Sex interaction terms in <text:span text:style-name="T6">the</text:span> model:</text:p>
      <text:p text:style-name="P10"><text:span text:style-name="Strong_20_Emphasis"><text:span text:style-name="T1">Bar plots or interaction plots</text:span></text:span><text:span text:style-name="T1"> </text:span>showing how a SNP affects risk differently for males vs <text:span text:style-name="T5">females. Eg, SNP xx increases hypertension risk in females but not ma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11:09:11.968675970</meta:creation-date>
    <dc:date>2025-07-29T11:10:25.393167617</dc:date>
    <meta:editing-duration>PT1M20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2" meta:paragraph-count="22" meta:word-count="432" meta:character-count="3012" meta:non-whitespace-character-count="2597"/>
  </office:meta>
</office:document-meta>
</file>